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cm" fo:margin-top="0cm" fo:margin-bottom="0.282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6.087cm"/>
        </style:tab-stops>
      </style:paragraph-properties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P2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P3" style:family="paragraph" style:parent-style-name="Standard">
      <style:paragraph-properties fo:margin-top="0cm" fo:margin-bottom="0.282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style:font-name="Calibri2" style:font-name-complex="Calibri3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.282cm" style:contextual-spacing="false" fo:text-align="justify" style:justify-single-word="false" fo:break-before="page"/>
    </style:style>
    <style:style style:name="P7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Calibri2" style:font-name-complex="Calibri3"/>
    </style:style>
    <style:style style:name="P8" style:family="paragraph" style:parent-style-name="Standard">
      <style:paragraph-properties fo:margin-top="0cm" fo:margin-bottom="0.282cm" style:contextual-spacing="false" fo:text-align="justify" style:justify-single-word="false"/>
    </style:style>
    <style:style style:name="P9" style:family="paragraph" style:parent-style-name="Standard">
      <style:paragraph-properties fo:margin-top="0cm" fo:margin-bottom="0.282cm" style:contextual-spacing="false" fo:text-align="justify" style:justify-single-word="false" fo:text-indent="1.249cm" style:auto-text-indent="false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>
      <style:paragraph-properties fo:margin-top="0cm" fo:margin-bottom="0.282cm" style:contextual-spacing="false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Calibri2" fo:font-size="12pt" style:font-size-asian="12pt" style:font-name-complex="Calibri3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4" style:family="paragraph" style:parent-style-name="Standard" style:list-style-name="WWNum1">
      <style:paragraph-properties fo:margin-top="0cm" fo:margin-bottom="0.282cm" style:contextual-spacing="false" fo:text-align="justify" style:justify-single-word="false"/>
    </style:style>
    <style:style style:name="P15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Arial1" fo:font-size="12pt" fo:font-weight="bold" officeooo:rsid="00103160" officeooo:paragraph-rsid="00103160" style:font-size-asian="10.5pt" style:font-weight-asian="bold" style:font-name-complex="Calibri3" style:font-size-complex="12pt" style:font-weight-complex="bold"/>
    </style:style>
    <style:style style:name="P16" style:family="paragraph" style:parent-style-name="Standard" style:list-style-name="L1">
      <style:paragraph-properties fo:margin-top="0cm" fo:margin-bottom="0.282cm" style:contextual-spacing="false" fo:text-align="justify" style:justify-single-word="false"/>
      <style:text-properties style:font-name="Arial1" officeooo:rsid="00103160" officeooo:paragraph-rsid="00103160" style:font-name-complex="Calibri3"/>
    </style:style>
    <style:style style:name="P17" style:family="paragraph" style:parent-style-name="Standard">
      <style:paragraph-properties fo:text-align="justify" style:justify-single-word="false"/>
    </style:style>
    <style:style style:name="T1" style:family="text"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fo:color="#000000" loext:opacity="100%" style:font-name="Arial1" fo:font-size="12pt" style:font-size-asian="12pt" style:font-name-complex="Arial2" style:font-size-complex="12pt" style:font-weight-complex="bold"/>
    </style:style>
    <style:style style:name="T3" style:family="text">
      <style:text-properties fo:color="#000000" loext:opacity="100%" style:font-name="Arial1" fo:font-size="12pt" style:font-size-asian="12pt" style:font-name-complex="Arial2" style:font-size-complex="12pt"/>
    </style:style>
    <style:style style:name="T4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officeooo:rsid="00103160" style:font-size-asian="12pt" style:font-name-complex="Arial2" style:font-size-complex="12pt"/>
    </style:style>
    <style:style style:name="T7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8" style:family="text">
      <style:text-properties style:font-name="Arial1" fo:font-size="12pt" style:text-underline-style="none" style:font-size-asian="12pt" style:font-name-complex="Arial2" style:font-size-complex="12pt"/>
    </style:style>
    <style:style style:name="T9" style:family="text">
      <style:text-properties style:font-name="Arial1" style:font-name-complex="Arial2"/>
    </style:style>
    <style:style style:name="T10" style:family="text">
      <style:text-properties style:font-name="Arial1" officeooo:rsid="00103160" style:font-name-complex="Arial2"/>
    </style:style>
    <style:style style:name="T11" style:family="text">
      <style:text-properties fo:font-variant="normal" fo:text-transform="none" fo:color="#333333" loext:opacity="100%" style:font-name="Arial1" fo:letter-spacing="normal" officeooo:rsid="00103160" style:font-name-complex="Arial2"/>
    </style:style>
    <style:style style:name="T12" style:family="text">
      <style:text-properties fo:font-variant="normal" fo:text-transform="none" fo:color="#333333" loext:opacity="100%" style:font-name="Arial1" fo:font-size="12pt" fo:letter-spacing="normal" fo:font-style="normal" fo:font-weight="normal" officeooo:rsid="00103160" style:font-name-complex="Arial2"/>
    </style:style>
    <style:style style:name="T13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14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15" style:family="text">
      <style:text-properties fo:color="#000080" loext:opacity="100%"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T16" style:family="text">
      <style:text-properties fo:color="#000000" loext:opacity="100%" style:font-name="Arial1" fo:font-size="12pt" fo:font-weight="bold" style:font-size-asian="12pt" style:font-weight-asian="bold" style:font-name-complex="Arial2" style:font-size-complex="12pt" style:font-weight-complex="bold"/>
    </style:style>
    <style:style style:name="T17" style:family="text">
      <style:text-properties fo:color="#000080" loext:opacity="100%"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s/>MANGUE BEAT : CHICO SCIENCE E NAÇÃO ZUMBI NOS ANOS 90</text:span></text:p>
      <text:p text:style-name="P2"/>
      <text:p text:style-name="P3"><text:span text:style-name="T2">Integrador:</text:span><text:span text:style-name="T3"> Lucas Machado, Gustavo Borelli, Nicolas Pilon E Miguel Borelli.</text:span></text:p>
      <text:p text:style-name="P3"><text:span text:style-name="T2">Orientação: Prof. Matheus Prado</text:span></text:p>
      <text:p text:style-name="P3"><text:span text:style-name="T2">Tutores: Prof. Ana Clara Grossi Martins, Prof. Camila Roza Campos Amaral</text:span></text:p>
      <text:p text:style-name="P4"/>
      <text:p text:style-name="P4"/>
      <text:p text:style-name="P5"/>
      <text:p text:style-name="P6"><text:span text:style-name="T4">SUMÁRIO:</text:span></text:p>
      <text:p text:style-name="P7"/>
      <text:p text:style-name="P8"><text:span text:style-name="T5">Capítulo 1: Os anos 90 no Brasil</text:span></text:p>
      <text:p text:style-name="P8"><text:span text:style-name="T5">Capitulo 2: A música nos anos 90</text:span></text:p>
      <text:p text:style-name="P8"><text:span text:style-name="T5">Capitulo 3: Recife nos anos 90</text:span></text:p>
      <text:p text:style-name="P8"><text:span text:style-name="T5">Capitulo 4: Nação Zumbi</text:span></text:p>
      <text:p text:style-name="P8"><text:span text:style-name="T5">Capitulo 5: Chico Science</text:span></text:p>
      <text:p text:style-name="P8"><text:span text:style-name="T5">Capitulo 6: A mudança dos anos 90</text:span></text:p>
      <text:p text:style-name="P8"><text:span text:style-name="T5">Capitulo 7: Conclusão</text:span></text:p>
      <text:p text:style-name="P8"><text:span text:style-name="T5">Capitulo 8: </text:span><text:span text:style-name="T6">Bibliografia</text:span></text:p>
      <text:p text:style-name="P7"/>
      <text:p text:style-name="P5"/>
      <text:p text:style-name="P6"><text:span text:style-name="T4">CAPÍTULO 1: OS ANOS 90 NO BRASIL</text:span></text:p>
      <text:p text:style-name="P9"><text:span text:style-name="T5"><text:s/>Anos 90, nesses anos muitas coisas aconteceram na política, esporte, tecnologia, economia, televisão, música etc. E todas essas coisas marcaram a época, por exemplo, na política no dia 15 de março de 1990 teve a posse de Fernando Collor de Melo e dois anos depois seu 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8"><text:span text:style-name="T5"><text:s/><text:tab/>Na economia podemos voltar a falar do Collor que tentou controlar a inflação do Brasil com seu falho plano, o plano Collor, mas depois do plano Collor e seu impeachment em 92, em 1994 com liderança de Fernando Henrique Cardoso, ministro da fazenda na época, o plano introduziu a nova moeda, o real(R$), que conseguiu estabilizar a economia e controlar a inflação.</text:span></text:p>
      <text:p text:style-name="P8"><text:span text:style-name="T5"><text:tab/>No esporte teve, em 1994, o Brasil conquistando o tetracampeonato mundial após vencer da Itália, a ascensão de craques brasileiros o Romário e Ronaldo fenômeno, em 1998 teve a derrota do Brasil contra a França, perdendo de 3x0 sendo a pior derrota que o Brasil já teve e teve a polêmica com Ronaldo que teve uma convulsão em seu quarto de hotel, mas, mesmo assim, jogou, mesmo sem as condições. No automobilismo, Ayrton Senna, um dos maiores pilotos de fórmula 1 do mundo, teve seu terceiro título mundial, infelizmente, Ayrton acabou morrendo de forma trágica em Ímola, Itália. Ele acabou colidindo com o muro de concreto e tendo seu peito perfurado por uma mola de seu carro. E no basquete o jogador Oscar Schmidt considerado um dos melhores jogadores de basquete do Brasil representou o Brasil nas olimpíadas de 1992 e 1996.</text:span></text:p>
      <text:p text:style-name="P8"><text:span text:style-name="T5"><text:tab/>A televisão teve sua era de ouro nos anos 90, com novelas icônicas como pantanal(1990) que foi um sucesso na TV manchete, teve O rei do gado(1996) que foi um sucesso na rede Globo. Mas também teve os programas de humor e auditório que as vezes tinham conteúdo questionável, no humor tinha a série “Saí de baixo” e “Casseta &amp; Planeta, Urgente!”, e tinha os de auditório como o domingão do Faustão que hoje em dia o programa pertence ao Marcos Mion e o programa do Gugu que não existe mais pois a equipe do programa de despediu em 2017.</text:span></text:p>
      <text:p text:style-name="P8"><text:span text:style-name="T5"><text:s/>Agora a parte mais importante para esse texto a música! Que merece um capítulo próprio.</text:span></text:p>
      <text:p text:style-name="P10"><text:span text:style-name="T7">CAPÍTULO 2: </text:span><text:span text:style-name="T4">A MÚSICA NOS ANOS 90</text:span></text:p>
      <text:p text:style-name="P7"/>
      <text:p text:style-name="P8"><text:span text:style-name="T5"><text:tab/>A música é um tipo de arte que muitas pessoas lembram com sentimentos bons ou ruins, a música pode transmitir várias coisas como protestos, momentos bons, reflexão sobre certos assuntos, tristeza ou só letras aleatórias que transmitem nada mas ainda divertem.</text:span></text:p>
      <text:p text:style-name="P8"><text:span text:style-name="T5"><text:tab/>Na música existem vários gêneros como rock, samba, axé, pagode e etc. E ainda tem ramos dentro desses gêneros que mudam alguns aspectos. Nos anos 90 a música acabou evoluindo e marcando gerações como a banda é o tchan! que fez músicas famosas como “é o tchan” (que ficou tão famosa que os integrantes colocaram o nome da banda como a da música), e “na boquinha da garrafa” que por mais contendo letras com duplo sentido, crianças ouviam. E o sertanejo também explodiu nos anos 90, mais especificamente o sertanejo romântico, ele ficou famoso por causa das novelas e a novidade dos rádios que ajudaram a trazer a música ao ouvido dos brasileiros. Teve o rock nacional que trouxe letras mais pesadas que criticavam a politica, temas sociais e temas existenciais mexendo com a juventude da época como a Legião Urbana que já criticavam o descaso do Brasil com a sua nação reclamando do péssimo retorno que o governo tinha com os brasileiros fazendo muito deles não terem esgoto, eles falam isso em sua música “perfeição”. Ele já criticaram várias coisas daria para fazer um capítulo inteiro sobre a história da banda, mas não é esse o assunto do texto.</text:span></text:p>
      <text:p text:style-name="P8"><text:span text:style-name="T5"><text:tab/>Mas não foi só o rock que criticou algo no Brasil, existiu os Racionais MC’s que criticavam a desigualdade social como em sua música “Capítulo 4, Versículo 3” falam da desigualdade social, o mundo da violência, dependências as drogas e outras coisas que eles presenciaram, eles fizeram tanto sucesso que foram a primeira banda de rap brasileira ao fazerem um show ao vivo em rede nacional, isso foi ótimo pois trouxe a voz da periferia ao resto do país e até hoje luta contra a opressão.</text:span></text:p>
      <text:p text:style-name="P8"><text:span text:style-name="T5"><text:tab/>Muitos dessas bandas ficaram famosas por causa da MTV(Music televison), que teve um grande papel na fama de bandas, a MTV tinha objetivo de transmitir videoclipes clipes de bandas que ampliou o alcance de bandas, eles não tinham exceção ajudavam bandas independentes e alternativas. Ela também grande papel em disseminar ideias e movimentos culturais conectando os jovens com esses assuntos mais sérios.</text:span></text:p>
      <text:p text:style-name="P8"><text:span text:style-name="T5"><text:tab/>Infelizmente a emissora acabou falindo por causa mudanças no formato, no modelo de negócios e nos nichos pois quando tentaram mudar o formato muitos espectadores se sentiram esquecidos e deslocados e acabaram saindo da MTV.</text:span></text:p>
      <text:p text:style-name="P8"><text:soft-page-break/><text:span text:style-name="T5"><text:tab/>A MTV não foi a única emissora de música do Brasil que mostrava músicas como o domingão do Faustão que apresentava cantores de sertanejo, pagode, axé e outros estilos de músicas mas não eram tão famosos quantos os citados antes. Também teve Sábado Sertanejo que feito no SBT esse programa também ajudou a fazer o sertanejo romântico famoso. Na parte das crianças tinha a Xuxa com o programa xuxa park que tinha o objetivo de trazer a músicas para as crianças o programa acabou em 2001, mas após o estúdio pegar fogo e Xuxa meneghel se sentir culpada por causa de colocar as crianças naquela situação ela deu um tempo do trabalho com crianças.</text:span></text:p>
      <text:p text:style-name="P8"><text:span text:style-name="T5"><text:tab/>Na música também teve seus movimentos musicais, que protestavam sobre coisas do cotidiano como absurdos na politica, problemas na mídia e etc. Mas no Brasil em Recife especificamente, teve um movimento de contra cultura lutando pela cultura e direitos dos cidadãos, o Mangue </text:span><text:span text:style-name="T8">Beat</text:span><text:span text:style-name="T5">.</text:span></text:p>
      <text:p text:style-name="P7"/>
      <text:p text:style-name="P5"/>
      <text:p text:style-name="P6"><text:span text:style-name="T4">CAPÍTULO 3: RECIFE NOS ANOS 90</text:span></text:p>
      <text:p text:style-name="P7"/>
      <text:p text:style-name="P11"><text:span text:style-name="T9"><text:tab/>Agora que falamos do Brasil e citamos o Mangue Beat, vamos falar na cidade que se originou o movimento, Recife é uma cidade do nordeste mais especificamente capital de Pernambuco e nos anos 90 Recife era umas das piores capitais do Brasil por causa das desigualdades social, pobreza e uma grande lacuna na cultura </text:span><text:span text:style-name="T10">e essa parte que vou falar.</text:span></text:p>
      <text:p text:style-name="P8"><text:span text:style-name="T6"><text:tab/>Em recife tinha um movimento feito por Ariano Suassuna em 1970, esse movimento se chamava movimento armorial e seu objetivo era preservar a cultura brasileira fazendo ela não ter nenhum envolvimento com outra cultura, porém muitos jovens não gostavam disso e começaram a protestar contra essa tranca na cultura e também contra a desigualdade e pobreza, e um desses jovens era o</text:span><text:span text:style-name="T11"> </text:span><text:span text:style-name="T12">Francisco de Assis França que participava de blocos de break e protestava, ele começou duas bandas que acabaram bem rápido mas após conhecer um grupo chamada lamento negro que era de percussão ele começou uma banda chamada “Chico Science &amp; Nação Zumbi”, junto a banda ele começou um movimento que no inicio não possuía nome </text:span>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6"><text:span text:style-name="T13">BIBLIOGRAFIA</text:span></text:p>
      <text:p text:style-name="P8"><text:span text:style-name="T14">Politize: </text:span></text:p>
      <text:list text:style-name="WWNum1">
        <text:list-item>
          <text:p text:style-name="P14"><text:a xlink:type="simple" xlink:href="https://www.politize.com.br/mst-voce-entende-o-que-e-esse-movimento/" text:style-name="ListLabel_20_11" text:visited-style-name="ListLabel_20_11"><text:span text:style-name="T15">Você entende esse movimento?</text:span></text:a></text:p>
        </text:list-item>
        <text:list-item>
          <text:p text:style-name="P14"><text:a xlink:type="simple" xlink:href="https://www.politize.com.br/estetica-politica-dos-racionais/#:~:text=Os Racionais foram pioneiros em,negra dentro das periferias urbanas." text:style-name="ListLabel_20_11" text:visited-style-name="ListLabel_20_11"><text:span text:style-name="T15">Racionais MC</text:span></text:a></text:p>
        </text:list-item>
      </text:list>
      <text:p text:style-name="P8"><text:span text:style-name="T14">UOL:</text:span></text:p>
      <text:list text:continue-numbering="true" text:style-name="WWNum1">
        <text:list-item>
          <text:p text:style-name="P14"><text:a xlink:type="simple" xlink:href="https://www.uol.com.br/splash/noticias/2023/07/28/incendio-no-xuxa-park-quase-causou-fim-da-carreira-de-xuxa-com-as-criancas.htm" text:style-name="ListLabel_20_11" text:visited-style-name="ListLabel_20_11"><text:span text:style-name="T15">Incêndio no Xuxa Park</text:span></text:a></text:p>
        </text:list-item>
        <text:list-item>
          <text:p text:style-name="P14"><text:span text:style-name="T14">I</text:span><text:a xlink:type="simple" xlink:href="https://educacao.uol.com.br/disciplinas/historia-brasil/impeachment-collor-foi-primeiro-alvo-de-impeachment-na-america-latina.htm" text:style-name="ListLabel_20_11" text:visited-style-name="ListLabel_20_11"><text:span text:style-name="T15">mpeachment do Collor</text:span></text:a></text:p>
        </text:list-item>
      </text:list>
      <text:p text:style-name="P8"><text:span text:style-name="T14">Nerd Loja:</text:span></text:p>
      <text:list text:continue-numbering="true" text:style-name="WWNum1">
        <text:list-item>
          <text:p text:style-name="P14"><text:a xlink:type="simple" xlink:href="https://www.nerdloja.com/blogs/nerd-noob/o-que-realmente-causou-o-fim-da-mtv-brasil-17#:~:text=Em resumo, a MTV Brasil,falÃªncia da emissora em 2013." text:style-name="ListLabel_20_11" text:visited-style-name="ListLabel_20_11"><text:span text:style-name="T15">o que causou o fim da MTV</text:span></text:a></text:p>
        </text:list-item>
      </text:list>
      <text:p text:style-name="P8"><text:span text:style-name="T14">Youtube:</text:span></text:p>
      <text:list text:continue-numbering="true" text:style-name="WWNum1">
        <text:list-item>
          <text:p text:style-name="P14"><text:span text:style-name="T14">P</text:span><text:a xlink:type="simple" xlink:href="https://www.youtube.com/watch?v=FkFc6uK83Cw" text:style-name="ListLabel_20_11" text:visited-style-name="ListLabel_20_11"><text:span text:style-name="T15">rogramas que marcaram época</text:span></text:a></text:p>
        </text:list-item>
      </text:list>
      <text:p text:style-name="P8"><text:span text:style-name="T14">Estado de minas:</text:span></text:p>
      <text:list text:continue-numbering="true" text:style-name="WWNum1">
        <text:list-item>
          <text:p text:style-name="P14"><text:a xlink:type="simple" xlink:href="https://www.em.com.br/app/noticia/cultura/2023/07/28/interna_cultura,1526393/incendio-no-xuxa-park-quase-causou-fim-da-carreira-de-xuxa-com-as-criancas.shtmlhttps://www.em.com.br/app/noticia/cultura/2023/07/28/interna_cultura,1526393/incendio-no-xuxa-park-quase-causou-fim-da-carreira-de-xuxa-com-as-criancas.shtml" text:style-name="ListLabel_20_11" text:visited-style-name="ListLabel_20_11"><text:span text:style-name="T15">Incêndio no Xuxa Park</text:span></text:a></text:p>
        </text:list-item>
      </text:list>
      <text:p text:style-name="P8"><text:span text:style-name="T16">Terra:</text:span></text:p>
      <text:list text:continue-numbering="true" text:style-name="WWNum1">
        <text:list-item>
          <text:p text:style-name="P14"><text:a xlink:type="simple" xlink:href="https://www.terra.com.br/diversao/tv/fala-vj/videos/mtv-mudou-a-forma-de-olhar-e-se-comunicar-com-os-jovens,61e524f0587ceee1060b0e97c3d3f1b7bc1ykxyg.html" text:style-name="ListLabel_20_12" text:visited-style-name="ListLabel_20_12"><text:span text:style-name="T17">MTV mudou a forma de olhar para os jovens</text:span></text:a></text:p>
        </text:list-item>
        <text:list-item>
          <text:p text:style-name="P14"><text:a xlink:type="simple" xlink:href="https://www.terra.com.br/diversao/musica/as-10-melhores-bandas-de-rock-nacional-dos-anos-90,09d9d7f043cd3c9bc43dcf8057853597skojj30x.html" text:style-name="ListLabel_20_11" text:visited-style-name="ListLabel_20_11"><text:span text:style-name="T15">10 melhores bandas de rock</text:span></text:a></text:p>
        </text:list-item>
      </text:list>
      <text:p text:style-name="P15">Centro de pesquisa e formação</text:p>
      <text:list text:style-name="L1">
        <text:list-item>
          <text:p text:style-name="P16"><text:a xlink:type="simple" xlink:href="https://centrodepesquisaeformacao.sescsp.org.br/atividade/ariano-suassuna-e-o-movimento-armorial#:~:text=O%20Movimento%20Armorial%20foi%20fundado,origens%20da%20nação%20no%20sertão." text:style-name="Internet_20_link" text:visited-style-name="Visited_20_Internet_20_Link"><text:span text:style-name="T18">Movimento armorial e Ariano Suassuna</text:span></text:a></text:p>
        </text:list-item>
      </text:list>
      <text:p text:style-name="P7"/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pt" fo:country="BR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pt" fo:country="BR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Calibri1" fo:font-family="Calibri" style:font-family-generic="roman" style:font-pitch="variable"/>
    </style:style>
    <style:style style:name="ListLabel_20_3" style:display-name="ListLabel 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/>
    </style:style>
    <style:style style:name="ListLabel_20_5" style:display-name="ListLabel 5" style:family="text">
      <style:text-properties style:font-name="Calibri1" fo:font-family="Calibri" style:font-family-generic="roman" style:font-pitch="variable"/>
    </style:style>
    <style:style style:name="ListLabel_20_6" style:display-name="ListLabel 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/>
    </style:style>
    <style:style style:name="ListLabel_20_8" style:display-name="ListLabel 8" style:family="text">
      <style:text-properties style:font-name="Calibri1" fo:font-family="Calibri" style:font-family-generic="roman" style:font-pitch="variable"/>
    </style:style>
    <style:style style:name="ListLabel_20_9" style:display-name="ListLabel 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/>
    </style:style>
    <style:style style:name="ListLabel_20_11" style:display-name="ListLabel 11" style:family="text">
      <style:text-properties fo:color="#000080" loext:opacity="100%"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2" style:display-name="ListLabel 12" style:family="text">
      <style:text-properties fo:color="#000080" loext:opacity="100%"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.397cm" fo:border="none" fo:padding="0.049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ário</meta:initial-creator>
    <meta:editing-cycles>19</meta:editing-cycles>
    <meta:creation-date>2024-09-19T13:08:00</meta:creation-date>
    <dc:date>2024-09-19T19:29:01.604000000</dc:date>
    <meta:editing-duration>PT3H13M31S</meta:editing-duration>
    <meta:generator>LibreOffice/24.8.0.3$Windows_X86_64 LibreOffice_project/0bdf1299c94fe897b119f97f3c613e9dca6be583</meta:generator>
    <meta:document-statistic meta:table-count="0" meta:image-count="0" meta:object-count="0" meta:page-count="7" meta:paragraph-count="48" meta:word-count="1409" meta:character-count="8163" meta:non-whitespace-character-count="6794"/>
    <meta:user-defined meta:name="AppVersion">12.0000</meta:user-defined>
    <meta:template xlink:type="simple" xlink:actuate="onRequest" xlink:title="Normal" xlink:href=""/>
  </office:meta>
</office:document-meta>
</file>